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105d35" officeooo:paragraph-rsid="00105d35" style:font-style-asian="italic" style:font-style-complex="italic"/>
    </style:style>
    <style:style style:name="P2" style:family="paragraph" style:parent-style-name="Standard">
      <style:text-properties officeooo:rsid="0002bd42" officeooo:paragraph-rsid="0002bd42"/>
    </style:style>
    <style:style style:name="P3" style:family="paragraph" style:parent-style-name="Standard" style:list-style-name="L1">
      <style:text-properties officeooo:rsid="0002bd42" officeooo:paragraph-rsid="0002bd42"/>
    </style:style>
    <style:style style:name="P4" style:family="paragraph" style:parent-style-name="Standard">
      <style:text-properties officeooo:rsid="0002bd42" officeooo:paragraph-rsid="0003efc4"/>
    </style:style>
    <style:style style:name="P5" style:family="paragraph" style:parent-style-name="Standard" style:list-style-name="L1">
      <style:text-properties officeooo:paragraph-rsid="0002bd42"/>
    </style:style>
    <style:style style:name="P6" style:family="paragraph" style:parent-style-name="Standard" style:list-style-name="L1">
      <style:text-properties officeooo:paragraph-rsid="000a70c6"/>
    </style:style>
    <style:style style:name="P7" style:family="paragraph" style:parent-style-name="Standard">
      <style:text-properties officeooo:rsid="0003efc4" officeooo:paragraph-rsid="0003efc4"/>
    </style:style>
    <style:style style:name="P8" style:family="paragraph" style:parent-style-name="Standard" style:list-style-name="L2">
      <style:text-properties officeooo:rsid="0003efc4" officeooo:paragraph-rsid="0003efc4"/>
    </style:style>
    <style:style style:name="P9" style:family="paragraph" style:parent-style-name="Standard" style:list-style-name="L4">
      <style:text-properties officeooo:rsid="0003efc4" officeooo:paragraph-rsid="00105d35"/>
    </style:style>
    <style:style style:name="P10" style:family="paragraph" style:parent-style-name="Standard" style:list-style-name="L1">
      <style:text-properties officeooo:rsid="000a70c6" officeooo:paragraph-rsid="000a70c6"/>
    </style:style>
    <style:style style:name="P11" style:family="paragraph" style:parent-style-name="Standard" style:list-style-name="L3">
      <style:text-properties fo:font-style="normal" officeooo:paragraph-rsid="000d9805" style:font-style-asian="normal" style:font-style-complex="normal"/>
    </style:style>
    <style:style style:name="P12" style:family="paragraph" style:parent-style-name="Standard">
      <style:text-properties fo:font-style="normal" fo:font-weight="normal" officeooo:rsid="000e6e57" officeooo:paragraph-rsid="000e6e57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text-properties fo:font-style="normal" fo:font-weight="normal" officeooo:rsid="000e6e57" officeooo:paragraph-rsid="000e6e57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text-properties fo:font-style="normal" fo:font-weight="normal" officeooo:rsid="0003efc4" officeooo:paragraph-rsid="00105d35" fo:background-color="#72bf44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officeooo:rsid="00105d35" officeooo:paragraph-rsid="00105d35" fo:background-color="#fff200"/>
    </style:style>
    <style:style style:name="P16" style:family="paragraph" style:parent-style-name="Standard" style:list-style-name="L4">
      <style:text-properties officeooo:rsid="0003efc4" officeooo:paragraph-rsid="00105d35" fo:background-color="#72bf44"/>
    </style:style>
    <style:style style:name="P17" style:family="paragraph" style:parent-style-name="Heading_20_3">
      <style:text-properties officeooo:paragraph-rsid="00105d35"/>
    </style:style>
    <style:style style:name="T1" style:family="text">
      <style:text-properties officeooo:rsid="0002bd42"/>
    </style:style>
    <style:style style:name="T2" style:family="text">
      <style:text-properties officeooo:rsid="0003efc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9531" style:font-style-asian="italic" style:font-style-complex="italic"/>
    </style:style>
    <style:style style:name="T5" style:family="text">
      <style:text-properties officeooo:rsid="0006a612"/>
    </style:style>
    <style:style style:name="T6" style:family="text">
      <style:text-properties officeooo:rsid="0008ef0d"/>
    </style:style>
    <style:style style:name="T7" style:family="text">
      <style:text-properties officeooo:rsid="000c2adc"/>
    </style:style>
    <style:style style:name="T8" style:family="text">
      <style:text-properties officeooo:rsid="000d9805"/>
    </style:style>
    <style:style style:name="T9" style:family="text">
      <style:text-properties officeooo:rsid="000ff6b0"/>
    </style:style>
    <style:style style:name="T10" style:family="text">
      <style:text-properties officeooo:rsid="00105d35"/>
    </style:style>
    <style:style style:name="T11" style:family="text">
      <style:text-properties fo:background-color="#72bf44" loext:char-shading-value="0"/>
    </style:style>
    <style:style style:name="T12" style:family="text">
      <style:text-properties fo:background-color="#72bf44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ahlenreihen-Programm am 17. Mai 2018</text:h>
      <text:p text:style-name="P2"/>
      <text:h text:style-name="Heading_20_3" text:outline-level="3"><text:span text:style-name="T5">Symbole</text:span>:</text:h>
      <text:p text:style-name="P2"><text:span text:style-name="T6">Konstante </text:span>MAX → Anzahl / Länge der gewünschten Zahlenliste <text:span text:style-name="T4">(wird im Code fest per #define festgelegt)</text:span></text:p>
      <text:p text:style-name="P2"/>
      <text:h text:style-name="Heading_20_3" text:outline-level="3">Hauptschleife:</text:h>
      <text:list xml:id="list1224551574" text:style-name="L1">
        <text:list-item>
          <text:p text:style-name="P5"><text:span text:style-name="T1">Bildschirm löschen</text:span></text:p>
        </text:list-item>
        <text:list-item>
          <text:p text:style-name="P5"><text:span text:style-name="T1">Menü anzeigen: Funktion „menuZeigen()“ aufrufen</text:span></text:p>
        </text:list-item>
        <text:list-item>
          <text:p text:style-name="P6"><text:span text:style-name="T1">Auf Eingabe (einzelner Tastendruck) warten</text:span></text:p>
        </text:list-item>
        <text:list-item>
          <text:p text:style-name="P6"><text:span text:style-name="T1">Bildschirm löschen</text:span></text:p>
        </text:list-item>
        <text:list-item>
          <text:p text:style-name="P3">Fallunterscheidung je nach Eingabe:</text:p>
          <text:list>
            <text:list-item>
              <text:p text:style-name="P3">„1“</text:p>
              <text:list>
                <text:list-item>
                  <text:p text:style-name="P10">Funktion „arrayEingeben(...)“ <text:s/>aufrufen:</text:p>
                  <text:list>
                    <text:list-item>
                      <text:p text:style-name="P3">Schleife 1..MAX: Zahlen der Reihe nach eingeben</text:p>
                    </text:list-item>
                  </text:list>
                </text:list-item>
              </text:list>
            </text:list-item>
            <text:list-item>
              <text:p text:style-name="P3">„2“</text:p>
              <text:list>
                <text:list-item>
                  <text:p text:style-name="P10">Funktion „arrayAusgeben(...)“ aufrufen:</text:p>
                  <text:list>
                    <text:list-item>
                      <text:p text:style-name="P3">Schleife 1..MAX: Zahlen der Reihe nach ausgeben</text:p>
                    </text:list-item>
                  </text:list>
                </text:list-item>
                <text:list-item>
                  <text:p text:style-name="P3">Auf einen beliebigen Tastendruck warten <text:span text:style-name="T3">(weil vor der Anzeige des Menüs der Bildschirm gelöscht wird)</text:span></text:p>
                </text:list-item>
              </text:list>
            </text:list-item>
            <text:list-item>
              <text:p text:style-name="P3">„q“ oder „Q“ (vielleicht auch „x“/“X“/ESC)</text:p>
              <text:list>
                <text:list-item>
                  <text:p text:style-name="P3">Programm beenden = Hauptschleife verlassen</text:p>
                </text:list-item>
              </text:list>
            </text:list-item>
          </text:list>
        </text:list-item>
        <text:list-item>
          <text:p text:style-name="P3">&lt;Ende / Wiederholung der Hauptschleife&gt;</text:p>
        </text:list-item>
      </text:list>
      <text:p text:style-name="P2"/>
      <text:h text:style-name="Heading_20_3" text:outline-level="3">Überlegungen:</text:h>
      <text:p text:style-name="P2">Die Zahlenreihe soll als int-Array gespeichert werden – die Eingabe soll die Grenzen dieses Datentypen beachten, d.h. die Gültigkeit eingegebener Zeichen und eine maximale Länge einzelner Zahlen (9 Stellen, ggf. plus „-“ als Vorzeichen) soll überprüft werden.</text:p>
      <text:p text:style-name="P2"/>
      <text:p text:style-name="P2">Ein- und Ausgabe soll mittels Funktionen erfolgen, die einen Zeiger auf das Array und die Anzahl der Zahlen übergeben bekommen. Das eigentliche Array / der Speicher für die Zahlenliste muss also in main() oder als globale Variab<text:span text:style-name="T7">l</text:span>e definiert werden – ich tendiere zu letzterem.</text:p>
      <text:p text:style-name="P2"/>
      <text:p text:style-name="P4">Für die Teil-Aufgabe „int-Zahl eingeben“ möchte ich weitgehend bereits bestehende Funktionen / Code aus vorangegangenen Übungen verwenden. Wahrscheinlich muss ich meine Funktion </text:p>
      <text:p text:style-name="Preformatted_20_Text">double fliesskommaEingabe(int maxVorKommaStellen, int maxNachKommaStellen)</text:p>
      <text:p text:style-name="P4"><text:span text:style-name="T2">entsprechend anpassen.</text:span></text:p>
      <text:p text:style-name="P2"/>
      <text:h text:style-name="Heading_20_3" text:outline-level="3">Test-Plan:</text:h>
      <text:list xml:id="list3522471091" text:style-name="L2">
        <text:list-item>
          <text:p text:style-name="P8">im Menü eine nicht vorgesehene Taste drücken: Erwartung: nichts passiert.</text:p>
        </text:list-item>
        <text:list-item>
          <text:p text:style-name="P8">Ausgabe wählen, bevor Eingabe stattgefunden hat: Luxus-Erwartung: Fehlermeldung.</text:p>
        </text:list-item>
        <text:list-item>
          <text:p text:style-name="P8">Eingabe von Zahlen:</text:p>
          <text:list>
            <text:list-item>
              <text:p text:style-name="P8">leere Eingabe: Erwartung: wird verweigert / nicht akzeptiert</text:p>
            </text:list-item>
            <text:list-item>
              <text:p text:style-name="P8">Buchstaben oder Sonderzeichen eingeben: Erwartung: wird ignoriert</text:p>
            </text:list-item>
            <text:list-item>
              <text:p text:style-name="P8">zu lange Zahl eingeben (12345678900): Erwartung: wird begrenzt / nicht akzeptiert</text:p>
            </text:list-item>
          </text:list>
        </text:list-item>
      </text:list>
      <text:p text:style-name="P7"/>
      <text:h text:style-name="Heading_20_3" text:outline-level="3">Erweiterungen / ToDos:</text:h>
      <text:list xml:id="list1769904242" text:style-name="L3">
        <text:list-item>
          <text:p text:style-name="P11"><text:span text:style-name="T8">Statt MAX die Länge der Zahlen-Liste dynamisch festlegen: Zur Laufzeit eingeben / verändern lassen</text:span></text:p>
        </text:list-item>
      </text:list>
      <text:h text:style-name="Heading_20_3" text:outline-level="3"><text:soft-page-break/>Unerwartetes / Änderungen während der Implementierung:</text:h>
      <text:list xml:id="list1641640636" text:style-name="L4">
        <text:list-item>
          <text:p text:style-name="P13">„Bildschirm löschen“ scheint plattform-abhängig zu sein – mittels bedingter Präprozessor-Befehle wird dafür eine separate Funktion „<text:span text:style-name="T9">cls</text:span>()“ <text:span text:style-name="T9">erstellt. Ich übernehme sie allerdings schon fertig aus dem früheren Programm „zahlensysteme.c“, das ebenfalls Menü-gesteuert war und in dem ich dieses Problem schon gelöst hatte.</text:span></text:p>
        </text:list-item>
      </text:list>
      <text:p text:style-name="P12"/>
      <text:h text:style-name="P17" text:outline-level="3">Test-<text:span text:style-name="T10">Durchführung</text:span>:</text:h>
      <text:p text:style-name="P1"><text:span text:style-name="T12">grün markiert</text:span> = Test bestanden.</text:p>
      <text:list xml:id="list114400915908815" text:continue-numbering="true" text:style-name="L4">
        <text:list-item>
          <text:p text:style-name="P9">im Menü eine nicht vorgesehene Taste drücken: Erwartung: nichts passiert.</text:p>
          <text:list>
            <text:list-item>
              <text:p text:style-name="P15">Soweit okay – wenn ich allerdings &lt;Einfg&gt; drücke, wird das Programm direkt beendet?!?</text:p>
            </text:list-item>
          </text:list>
        </text:list-item>
        <text:list-item>
          <text:p text:style-name="P9">Ausgabe wählen, bevor Eingabe stattgefunden hat: Luxus-Erwartung: Fehlermeldung.</text:p>
          <text:list>
            <text:list-item>
              <text:p text:style-name="P15">(auf später verschoben)</text:p>
            </text:list-item>
          </text:list>
        </text:list-item>
        <text:list-item>
          <text:p text:style-name="P9">Eingabe von Zahlen:</text:p>
          <text:list>
            <text:list-item>
              <text:p text:style-name="P16">leere Eingabe: Erwartung: wird verweigert / nicht akzeptiert</text:p>
            </text:list-item>
            <text:list-item>
              <text:p text:style-name="P16">Buchstaben oder Sonderzeichen eingeben: Erwartung: wird ignoriert</text:p>
            </text:list-item>
            <text:list-item>
              <text:p text:style-name="P14">zu lange Zahl eingeben (12345678900): Erwartung: wird begrenzt / nicht akzeptier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9:35:01.683423338</meta:creation-date>
    <dc:date>2018-05-17T11:44:00.580443040</dc:date>
    <meta:editing-duration>PT1H48M32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2" meta:paragraph-count="46" meta:word-count="413" meta:character-count="2991" meta:non-whitespace-character-count="2649"/>
  </office:meta>
</office:document-meta>
</file>